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2Ascii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ative2Ascii.convert( String srcName , String des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ative2Ascii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Mapper.setT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Mapper.setFrom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tive2Ascii.getCurren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creat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tive2Ascii.setExt(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setSrc( File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setReverse(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Native2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setImplementation( String 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tive2Ascii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get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setDest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2Ascii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Mapper.mapFileNam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